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ConstructorAnnotatedBean.SampleConstructorAnnotated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MethodMetaAnnotatedBeanWithAlias.notMana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iveRuntimeHintsRegistrarTests.shouldProcessAnnotationO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lectiveRuntimeHintsRegistrarTests.shouldInvokeCustom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mpleMethodAnnotatedBeanWithInterface.mana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iveRuntimeHintsRegistrarTests.shouldProcessAnnotationOnInheri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mpleMultipleCustomProcessors.mana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veRuntimeHintsRegistrarTests.shouldProcessAnnotationOn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mpleConstructorAnnotatedBean.SampleConstructorAnnotatedBean( Integer nameAs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MethodAnnotatedBean.notMana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MethodMetaAnnotatedBeanWithAlias.inv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CustomProcessor.mana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ypeHintReflectiveProcessor.registerTypeHint( ReflectionHints hints ,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veRuntimeHintsRegistrarTests.shouldProcessAnnotation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MethodMetaAnnotatedBean.notMana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MethodAnnotatedBeanWithInheritance.notMana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iveRuntimeHintsRegistrarTests.shouldProcessAnnotation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mpleTypeAnnotatedBean.notMana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iveRuntimeHintsRegistrarTests.shouldProcessWithMultipleProcessorsWithAnnotation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MethodMetaAnnotatedBean.inv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MethodAnnotatedBean.mana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InheritedClass.mana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MethodAnnotatedBeanWithInterface.notMana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iveRuntimeHintsRegistrarTests.shouldIgnoreNonAnnotat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MethodHintReflectiveProcessor.registerMethodHint( ReflectionHints hints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veRuntimeHintsRegistrarTests.shouldProcessAnnotation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leMethodAnnotatedBeanWithInheritance.mana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iveRuntimeHintsRegistrarTests.process( Class &lt; ? &gt;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